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name="F" svg:font-family="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Andale Sans UI" svg:font-family="'Andale Sans UI'"/>
    <style:font-face style:font-family-generic="system" style:font-pitch="variable" style:name="DejaVu Sans" svg:font-family="'DejaVu Sans'"/>
    <style:font-face style:font-family-generic="system" style:font-pitch="variable" style:name="Tahoma1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column" style:name="co2">
      <style:table-column-properties fo:break-before="auto" style:column-width="5.574cm"/>
    </style:style>
    <style:style style:family="table-column" style:name="co3">
      <style:table-column-properties fo:break-before="auto" style:column-width="2.258cm"/>
    </style:style>
    <style:style style:family="table-row" style:name="ro1">
      <style:table-row-properties fo:break-before="auto" style:row-height="0.453cm" style:use-optimal-row-height="true"/>
    </style:style>
    <style:style style:family="table-row" style:name="ro2">
      <style:table-row-properties fo:break-before="auto" style:row-height="0.529cm" style:use-optimal-row-height="true"/>
    </style:style>
    <style:style style:family="table-row" style:name="ro3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ext-properties fo:font-size="12pt" fo:font-style="normal" fo:font-weight="normal" fo:text-shadow="none" style:font-name="Times New Roman" style:font-name-asian="Tahoma" style:font-name-complex="DejaVu Sans" style:font-relief="none" style:font-size-asian="6.80000019073486pt" style:font-size-complex="6.80000019073486pt" style:font-style-asian="normal" style:font-style-complex="normal" style:font-weight-asian="normal" style:font-weight-complex="normal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 style:use-window-font-color="true"/>
    </style:style>
  </office:automatic-styles>
  <office:body>
    <office:spreadsheet>
      <table:table table:name="Sheet1" table:print="false" table:style-name="ta1">
        <table:table-column table:default-cell-style-name="ce1" table:style-name="co2"/>
        <table:table-row table:style-name="ro2">
          <table:table-cell calcext:value-type="string" office:value-type="string">
            <text:p><text:span>otto.</text:span> test</text:p>
          </table:table-cell>
        </table:table-row>
        <table:table-row table:style-name="ro2">
          <table:table-cell calcext:value-type="string" office:value-type="string">
            <text:p><text:span>otto,</text:span> test</text:p>
          </table:table-cell>
        </table:table-row>
        <table:table-row table:style-name="ro2">
          <table:table-cell calcext:value-type="string" office:value-type="string">
            <text:p><text:span>otto;</text:span> test</text:p>
          </table:table-cell>
        </table:table-row>
        <table:table-row table:style-name="ro2">
          <table:table-cell calcext:value-type="string" office:value-type="string">
            <text:p><text:span>otto:</text:span> test</text:p>
          </table:table-cell>
        </table:table-row>
        <table:table-row table:style-name="ro2">
          <table:table-cell calcext:value-type="string" office:value-type="string">
            <text:p><text:span>otto!</text:span> test</text:p>
          </table:table-cell>
        </table:table-row>
        <table:table-row table:style-name="ro2">
          <table:table-cell calcext:value-type="string" office:value-type="string">
            <text:p><text:span>otto?</text:span> test</text:p>
          </table:table-cell>
        </table:table-row>
        <table:table-row table:style-name="ro2">
          <table:table-cell calcext:value-type="string" office:value-type="string">
            <text:p><text:span>otto'</text:span> test</text:p>
          </table:table-cell>
        </table:table-row>
        <table:table-row table:style-name="ro2">
          <table:table-cell calcext:value-type="string" office:value-type="string">
            <text:p><text:span>otto"</text:span> test</text:p>
          </table:table-cell>
        </table:table-row>
        <table:table-row table:style-name="ro2">
          <table:table-cell calcext:value-type="string" office:value-type="string">
            <text:p><text:span>otto </text:span>test</text:p>
          </table:table-cell>
        </table:table-row>
        <table:table-row table:style-name="ro2">
          <table:table-cell calcext:value-type="string" office:value-type="string">
            <text:p><text:span>hans <text:span>otto </text:span></text:span></text:p>
          </table:table-cell>
        </table:table-row>
        <table:table-row table:style-name="ro2">
          <table:table-cell calcext:value-type="string" office:value-type="string">
            <text:p><text:span>hans <text:span>otto </text:span></text:span>2</text:p>
          </table:table-cell>
        </table:table-row>
        <table:table-row table:style-name="ro2">
          <table:table-cell calcext:value-type="string" office:value-type="string">
            <text:p><text:span> </text:span></text:p>
          </table:table-cell>
        </table:table-row>
      </table:table>
      <table:table table:name="Sheet2" table:print="false" table:style-name="ta1">
        <table:table-column table:default-cell-style-name="Default" table:style-name="co1"/>
        <table:table-row table:style-name="ro1">
          <table:table-cell/>
        </table:table-row>
      </table:table>
      <table:table table:name="Sheet3" table:print="false" table:style-name="ta1">
        <table:table-column table:default-cell-style-name="Default" table:style-name="co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roman" style:name="F" svg:font-family="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Andale Sans UI" svg:font-family="'Andale Sans UI'"/>
    <style:font-face style:font-family-generic="system" style:font-pitch="variable" style:name="DejaVu Sans" svg:font-family="'DejaVu Sans'"/>
    <style:font-face style:font-family-generic="system" style:font-pitch="variable" style:name="Tahoma1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CN" style:country-complex="IN" style:font-name="Arial" style:font-name-asian="Andale Sans UI" style:font-name-complex="Tahoma1" style:language-asian="zh" style:language-complex="hi"/>
    </style:default-style>
    <number:number-style style:name="N0">
      <number:number number:min-integer-digits="1"/>
    </number:number-style>
    <number:currency-style style:name="N107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7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7P0" style:condition="value()&gt;=0"/>
    </number:currency-style>
    <style:style style:family="table-cell" style:name="Default">
      <style:text-properties fo:country="none" fo:language="zxx" style:country-asian="none" style:country-complex="none" style:language-asian="zxx" style:language-complex="zxx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.00.0000</text:date>, <text:time style:data-style-name="N2" text:time-value="22:07:59.212601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2.8.2$Linux_X86_64 LibreOffice_project/420m0$Build-2</meta:generator>
    <dc:date>2015-10-10T22:08:33.785109416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